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0.46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Проверить, что при запуске приложения сразу подключен бесплатный продукт (самый левый на бегунке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, что при первом запуске приложения баланс равен нулю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, что при нажатии кнопки "Сброс" выполняется обнуление баланса и переход на бесплатный продукт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, что при перезапуске приложения баланс сохраняется, а текущий подключенный тариф обнуляется на бесплатный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, что при обновлении страницы баланс сохраняется, а текущий подключенный тариф обнуляется на бесплатный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, что бегунком есть возможность просмотреть все доступные предложения с информацией о стоимости и предоставляемой скорости траффика перемещением бегунка вправо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бегунком есть возможность просмотреть все доступные предложения с информацией о стоимости и предоставляемой скорости траффика при перемещении бегунка влево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если текущий продукт, на который установлен бегунок, подключен, то кнопка неактивна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если баланс недостаточен и выбранное предложение не подключено, то кнопка не активна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если баланс достаточен и выбранное предложение не подключено, то кнопка активна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 возможность подключения всех предложений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по нажатию кнопки «Пополнить счет» происходит увеличение баланса на сумму пополнения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возможно пополнить счет на сумму копеек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2">
          <table:table-cell office:value-type="string" calcext:value-type="string">
            <text:p>Проверить, что возможно пополнить баланс на большую сумму (например, 10000000000)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2">
          <table:table-cell office:value-type="string" calcext:value-type="string">
            <text:p>Проверить, что невозможно уменьшить баланс, введя отрицательную сумму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2">
          <table:table-cell office:value-type="string" calcext:value-type="string">
            <text:p>Проверить, что невозможно уменьшить баланс, введя отрицательную сумму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Автотестами покрываются именно эти сценарии, потому что в случае дефектов в сценариях, на которые не написаны автотесты, остальные тесты не пройдут, а также потому что сценарии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покрытые тестами, можно проверить легко и быстро. Первые 2 сценария выполняются простым открытием страницы в браузере. 3-й: открываем страницу, перемещаем бегунок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величиваем баланс на произвольную сумму, кликаем кнопку «Сброс», видим, что все обнулилось. 4-й: открываем страницу, перемещаем бегунок, увеличиваем баланс на произвольну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у, перезапускаем приложение, открываем страницу, видим, что тариф обнулился, но баланс сохранился. 5-й проверяется также как и 4-й, только вместо перезапуска прило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аточно просто обновить страницу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.00.0000</text:date>, <text:time style:data-style-name="N2" text:time-value="02:42:01.14943272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3:51:07.572802737</meta:creation-date>
    <meta:editing-duration>PT21M23S</meta:editing-duration>
    <meta:editing-cycles>4</meta:editing-cycles>
    <meta:generator>LibreOffice/5.1.6.2$Linux_X86_64 LibreOffice_project/10m0$Build-2</meta:generator>
    <dc:date>2017-03-06T02:49:32.400894076</dc:date>
    <meta:document-statistic meta:table-count="1" meta:cell-count="32" meta:object-count="0"/>
  </office:meta>
</office:document-meta>
</file>